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fo:language="en" fo:country="US"/>
    </style:style>
    <style:style style:name="P2" style:family="paragraph" style:parent-style-name="Normal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Heading_20_1">
      <style:paragraph-properties fo:text-align="justify" style:justify-single-word="false"/>
      <style:text-properties fo:language="en" fo:country="US"/>
    </style:style>
    <style:style style:name="P5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/>
      <style:text-properties fo:language="en" fo:country="US"/>
    </style:style>
    <style:style style:name="P6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>
        <style:tab-stops>
          <style:tab-stop style:position="6.2181in"/>
        </style:tab-stops>
      </style:paragraph-properties>
      <style:text-properties fo:language="en" fo:country="US"/>
    </style:style>
    <style:style style:name="P7" style:family="paragraph" style:parent-style-name="Heading_20_3">
      <style:paragraph-properties fo:text-align="justify" style:justify-single-word="false"/>
      <style:text-properties fo:language="en" fo:country="US"/>
    </style:style>
    <style:style style:name="P8" style:family="paragraph" style:parent-style-name="Heading_20_3">
      <style:paragraph-properties fo:text-align="justify" style:justify-single-word="false"/>
      <style:text-properties style:font-name="Nimbus Sans L" fo:font-size="14pt" fo:language="en" fo:country="US"/>
    </style:style>
    <style:style style:name="P9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10" style:family="paragraph" style:parent-style-name="Normal">
      <style:paragraph-properties fo:text-align="start" style:justify-single-word="false" style:writing-mode="lr-tb"/>
      <style:text-properties fo:language="en" fo:country="US"/>
    </style:style>
    <style:style style:name="P11" style:family="paragraph" style:parent-style-name="Normal">
      <style:paragraph-properties fo:text-align="start" style:justify-single-word="false" style:writing-mode="lr-tb"/>
      <style:text-properties fo:language="en" fo:country="US" fo:font-style="italic" style:font-style-asian="italic" style:font-style-complex="italic"/>
    </style:style>
    <style:style style:name="P12" style:family="paragraph" style:parent-style-name="Normal">
      <style:paragraph-properties fo:text-align="start" style:justify-single-word="false" style:writing-mode="lr-tb"/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P13" style:family="paragraph" style:parent-style-name="Normal">
      <style:paragraph-properties fo:text-align="start" style:justify-single-word="false" style:writing-mode="lr-tb"/>
      <style:text-properties fo:language="en" fo:country="US" style:text-underline-style="solid" style:text-underline-width="auto" style:text-underline-color="font-color"/>
    </style:style>
    <style:style style:name="P14" style:family="paragraph" style:parent-style-name="Normal">
      <style:paragraph-properties fo:text-align="start" style:justify-single-word="false" style:writing-mode="lr-tb"/>
      <style:text-properties fo:language="en" fo:country="US" style:text-underline-style="none"/>
    </style:style>
    <style:style style:name="P15" style:family="paragraph" style:parent-style-name="Normal">
      <style:paragraph-properties fo:text-align="start" style:justify-single-word="false" style:writing-mode="lr-tb"/>
      <style:text-properties fo:language="en" fo:country="US" fo:font-style="normal" style:font-style-asian="normal" style:font-style-complex="normal"/>
    </style:style>
    <style:style style:name="P16" style:family="paragraph" style:parent-style-name="Normal">
      <style:paragraph-properties fo:text-align="start" style:justify-single-word="false" style:writing-mode="lr-tb"/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P17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Times New Roman1" fo:font-size="12pt" fo:language="en" fo:country="GB" fo:font-weight="normal"/>
    </style:style>
    <style:style style:name="P18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19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20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Courier New1" fo:font-size="10pt" fo:language="en" fo:country="GB" fo:font-weight="normal" style:font-size-asian="10pt" style:font-size-complex="10pt"/>
    </style:style>
    <style:style style:name="P21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22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23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language="en" fo:country="GB"/>
    </style:style>
    <style:style style:name="P25" style:family="paragraph" style:parent-style-name="Preformatted_20_Text">
      <style:text-properties fo:font-size="10pt" fo:language="en" fo:country="US"/>
    </style:style>
    <style:style style:name="P26" style:family="paragraph" style:parent-style-name="Standard" style:list-style-name="L1">
      <style:paragraph-properties fo:margin-left="0.5in" fo:margin-right="0in" fo:margin-top="0in" fo:margin-bottom="0.0835in" fo:text-align="justify" style:justify-single-word="false" fo:text-indent="0in" style:auto-text-indent="false" style:writing-mode="lr-tb"/>
      <style:text-properties style:font-name="DejaVu Sans Mono" fo:font-size="10pt" fo:language="en" fo:country="US"/>
    </style:style>
    <style:style style:name="P27" style:family="paragraph" style:parent-style-name="Normal">
      <style:paragraph-properties fo:text-align="start" style:justify-single-word="false" style:writing-mode="lr-tb"/>
      <style:text-properties fo:language="en" fo:country="US" fo:font-style="normal" style:text-underline-style="none" style:font-style-asian="normal" style:font-style-complex="normal"/>
    </style:style>
    <style:style style:name="T1" style:family="text">
      <style:text-properties fo:color="#000000" style:font-name="Times New Roman1" fo:font-size="12pt" fo:language="en" fo:country="GB" fo:font-weight="normal"/>
    </style:style>
    <style:style style:name="T2" style:family="text">
      <style:text-properties fo:color="#000000" style:font-name="Times New Roman1" fo:font-size="12pt" fo:language="en" fo:country="GB" fo:font-style="italic" fo:font-weight="normal" style:font-style-asian="italic" style:font-style-complex="italic"/>
    </style:style>
    <style:style style:name="T3" style:family="text"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T4" style:family="text">
      <style:text-properties fo:color="#000000" style:font-name="Times New Roman1" fo:font-size="12pt" fo:font-style="normal" fo:font-weight="normal" style:font-style-asian="normal" style:font-style-complex="normal"/>
    </style:style>
    <style:style style:name="T5" style:family="text">
      <style:text-properties fo:color="#000000" style:font-name="Times New Roman1" fo:font-size="12pt" fo:font-style="italic" fo:font-weight="normal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font-name="Times New Roman1" fo:font-size="12pt"/>
    </style:style>
    <style:style style:name="T14" style:family="text">
      <style:text-properties style:font-name="Times New Roman1" fo:font-size="12pt" fo:font-style="italic" style:font-style-asian="italic" style:font-style-complex="italic"/>
    </style:style>
    <style:style style:name="T15" style:family="text">
      <style:text-properties style:font-name="Courier New1"/>
    </style:style>
    <style:style style:name="T16" style:family="text">
      <style:text-properties style:font-name="DejaVu Sans Mono1" style:font-name-asian="DejaVu Sans Mono1" style:font-weight-asian="bold" style:font-name-complex="DejaVu Sans Mono1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SEP #113: ilib_build_jar</text:p>
        <text:p text:style-name="P6"/>
        <text:p text:style-name="P1"/>
        <text:p text:style-name="P1">Version: 1.0</text:p>
        <text:p text:style-name="P1">Author: Simon Marchetto – Scilab Enterprises</text:p>
        <text:p text:style-name="P1">Review: </text:p>
        <text:p text:style-name="P1">Commented: </text:p>
        <text:p text:style-name="P1">State:</text:p>
        <text:p text:style-name="P1">Scilab-Version: 5.5.0</text:p>
        <text:p text:style-name="P1">Created: Oct 28 2013</text:p>
        <text:p text:style-name="P5"/>
        <text:p text:style-name="P1"/>
        <text:p text:style-name="P7">Abstract</text:p>
        <text:p text:style-name="P2">The aim of this SEP is to describe the new function <text:span text:style-name="T6">ilib_build_jar</text:span> used to compile Scilab external modules (toolboxes) <text:s/>that contain Java sources.</text:p>
        <text:p text:style-name="P1"/>
        <text:p text:style-name="P7">Rationale</text:p>
        <text:p text:style-name="P7"><text:span text:style-name="T1">The p</text:span><text:span text:style-name="T1">urpose</text:span><text:span text:style-name="T1"> of </text:span><text:span text:style-name="T2">ilib_build_jar</text:span><text:span text:style-name="T1"> is </text:span><text:span text:style-name="T1">similar </text:span><text:span text:style-name="T1">as the command </text:span><text:span text:style-name="T2">ilib_build, </text:span><text:span text:style-name="T3">which </text:span><text:span text:style-name="T1">is used to </text:span><text:span text:style-name="T1">create</text:span><text:span text:style-name="T1"> </text:span><text:span text:style-name="T1">in Scilab shared </text:span><text:span text:style-name="T1">libraries from</text:span><text:span text:style-name="T1"> C/C++ or Fortran sources. </text:span><text:span text:style-name="T2">ilib_build_jar</text:span><text:span text:style-name="T1"> allows to create Java </text:span><text:span text:style-name="T1">packages</text:span><text:span text:style-name="T1"> </text:span><text:span text:style-name="T1">(</text:span><text:span text:style-name="T1">JAR </text:span><text:span text:style-name="T3">archives</text:span><text:span text:style-name="T1">) </text:span><text:span text:style-name="T1">from a set of Java source files.</text:span></text:p>
        <text:p text:style-name="P3"><text:span text:style-name="T1">The goal behin</text:span><text:span text:style-name="T1">d</text:span><text:span text:style-name="T1"> </text:span><text:span text:style-name="T2">ilib_build_jar</text:span><text:span text:style-name="T1"> is</text:span><text:span text:style-name="T1"> that </text:span><text:span text:style-name="T1">for</text:span><text:span text:style-name="T1"> Scilab </text:span><text:span text:style-name="T1">to </text:span><text:span text:style-name="T1">be able </text:span><text:span text:style-name="T1">not only </text:span><text:span text:style-name="T1">to build tooboxes </text:span><text:span text:style-name="T1">containing C/C++ or Fortran code, but also </text:span><text:span text:style-name="T1">containing </text:span><text:span text:style-name="T1">Java code.</text:span></text:p>
        <text:p text:style-name="P10"><text:span text:style-name="T7">But </text:span><text:span text:style-name="T6">ilib_build_jar</text:span> works differently than <text:span text:style-name="T6">ilib_build</text:span>. The functions inside the Java packages are not accessed through gateway functions. There is no need to pass to <text:span text:style-name="T6">ilib_build_jar</text:span> a table which links the Scilab function names to the gateway functions.</text:p>
        <text:p text:style-name="P10">In the Java case, the Java packages classes/functions/objects are accessed by using “Java from Scilab” API (also known as <text:span text:style-name="T7">JIMS</text:span>), particularly with the commands <text:span text:style-name="T6">javaclasspath</text:span> and <text:span text:style-name="T6">jimport</text:span>.</text:p>
        <text:p text:style-name="P11"><text:s/></text:p>
        <text:p text:style-name="P12"><text:span text:style-name="T7">A very</text:span><text:span text:style-name="T7"> </text:span><text:span text:style-name="T7">common use case of creating a Java package </text:span><text:span text:style-name="T7">is</text:span><text:span text:style-name="T7"> </text:span><text:span text:style-name="T7">to</text:span><text:span text:style-name="T7"> follow</text:span><text:span text:style-name="T7"> the </text:span><text:span text:style-name="T7">Java </text:span><text:span text:style-name="T7">package </text:span><text:span text:style-name="T7">standard</text:span><text:span text:style-name="T7">:</text:span></text:p>
        <text:p text:style-name="P11"><text:span text:style-name="T7">- </text:span><text:span text:style-name="T7">the </text:span><text:span text:style-name="T8">package </text:span><text:span text:style-name="T8">ha</text:span><text:span text:style-name="T8">s</text:span><text:span text:style-name="T8"> a hierarchical naming pattern, something like </text:span><text:span text:style-name="T10">org</text:span><text:span text:style-name="T10">.company.software.package</text:span></text:p>
        <text:p text:style-name="P11"><text:span text:style-name="T7">- </text:span><text:span text:style-name="T7">the </text:span><text:span text:style-name="T7">package </text:span><text:span text:style-name="T7">source files are organized in </text:span><text:span text:style-name="T7">one</text:span><text:span text:style-name="T7"> directory tree </text:span><text:span text:style-name="T7">which f</text:span><text:span text:style-name="T7">ollow th</text:span><text:span text:style-name="T7">e</text:span><text:span text:style-name="T7"> </text:span><text:span text:style-name="T7">package </text:span><text:span text:style-name="T7">naming pattern</text:span></text:p>
        <text:p text:style-name="P10"><text:span text:style-name="T7">- each Java source file </text:span><text:span text:style-name="T7">has a </text:span><text:span text:style-name="T7">location in the directory tree </text:span><text:span text:style-name="T7">which </text:span><text:span text:style-name="T7">correspond to the value of its </text:span><text:span text:style-name="T6">package</text:span><text:span text:style-name="T7"> declaration </text:span><text:span text:style-name="T7">it contains</text:span></text:p>
        <text:p text:style-name="P10"><text:span text:style-name="T7">- each package contains a manifest file to describe itself (</text:span><text:span text:style-name="T6">MANIFEST.MF</text:span><text:span text:style-name="T7"> in </text:span><text:span text:style-name="T6">META-INF</text:span><text:span text:style-name="T7"> folder).</text:span></text:p>
        <text:p text:style-name="P10"><text:span text:style-name="T7">- etc... </text:span><text:span text:style-name="T7">(see the Java package </text:span><text:span text:style-name="T7">standard</text:span><text:span text:style-name="T7"> for fu</text:span><text:span text:style-name="T7">r</text:span><text:span text:style-name="T7">ther details).</text:span></text:p>
        <text:p text:style-name="P10"/>
        <text:p text:style-name="P11"><text:span text:style-name="T7">But</text:span> ilib_build_jar<text:span text:style-name="T7"> </text:span><text:span text:style-name="T7">may</text:span><text:span text:style-name="T7"> be used to </text:span><text:span text:style-name="T7">produce one </text:span><text:span text:style-name="T7">Java package of any name,</text:span><text:span text:style-name="T7"> at the given destination file path, from a</text:span><text:span text:style-name="T7">n</text:span><text:span text:style-name="T7"> arbitrary set of Java source files. </text:span><text:span text:style-name="T7">But it requires that all classes compile all together. Also the classes should belong to the same package.</text:span></text:p>
        <text:p text:style-name="P10">About the manifest file, it can be given as argument to <text:span text:style-name="T6">ilib_build_jar, </text:span><text:span text:style-name="T7">or not, in that case, the <text:s/></text:span><text:span text:style-name="T6">META-INF</text:span><text:span text:style-name="T7"> folder (and its child file </text:span><text:span text:style-name="T6">MANIFEST.MF</text:span><text:span text:style-name="T7">) are searched from the common root path of all source files/directories.</text:span></text:p>
        <text:p text:style-name="P10"/>
        <text:p text:style-name="P10"><text:span text:style-name="T12">About the specific case of </text:span><text:span text:style-name="T12">a </text:span><text:span text:style-name="T12">Java toolbox, usually:</text:span> </text:p>
        <text:p text:style-name="P10"><text:soft-page-break/>- a script <text:span text:style-name="T6">builder_java.sce (</text:span><text:span text:style-name="T7">in </text:span><text:span text:style-name="T6">src/java </text:span><text:span text:style-name="T7">toolbox directory</text:span><text:span text:style-name="T6">)</text:span> will be automatically called by the toolbox build main script (<text:span text:style-name="T6">builder.sce</text:span>). </text:p>
        <text:p text:style-name="P10"><text:span text:style-name="T7">- t</text:span><text:span text:style-name="T7">he script </text:span><text:span text:style-name="T6">builder_java.sce</text:span><text:span text:style-name="T7"> will use</text:span><text:span text:style-name="T6"> </text:span><text:span text:style-name="T6">ilib_build_jar </text:span><text:span text:style-name="T7">on each source sub-directory of </text:span><text:span text:style-name="T6">src/java</text:span><text:span text:style-name="T7">, each</text:span><text:span text:style-name="T6"> </text:span><text:span text:style-name="T7">sub</text:span><text:span text:style-name="T7">-</text:span><text:span text:style-name="T7">directory corresponding to a package </text:span><text:span text:style-name="T7">to generate</text:span></text:p>
        <text:p text:style-name="P10"><text:span text:style-name="T7">- and each </text:span>JAR archive may be generated in the <text:span text:style-name="T6">jar</text:span> toolbox directory.</text:p>
        <text:p text:style-name="P10"/>
        <text:p text:style-name="P10"><text:span text:style-name="T7">I</text:span>nternally <text:span text:style-name="T6">ilib_build_jar</text:span> relies on the JIMS <text:span text:style-name="T6">jcompile</text:span> command for the compilation. A Java 6 compiler is required. The Eclipse Java Compiler or JDK compiler may be used, depending on the Scilab configuration. <text:line-break/>To create the JAR, the new command <text:span text:style-name="T6">jcreatejar</text:span> is used (see SEP #114).</text:p>
        <text:p text:style-name="P10"/>
        <text:p text:style-name="P13">Compared to <text:span text:style-name="T6">ilib_build</text:span>, <text:span text:style-name="T6">ilib_build_jar</text:span> has some limitations (at least in this version):</text:p>
        <text:p text:style-name="P10">- it does not generate neither library load script, such as the <text:span text:style-name="T6">loader.sce</text:span> script generated for C/C++ or Fortran libraries, nor library clean script (<text:span text:style-name="T6">cleaner.sce</text:span>).</text:p>
        <text:p text:style-name="P10">Once it is built, a Java package has to be declared manually with <text:span text:style-name="T6">javaclasspath. <text:line-break/></text:span><text:span text:style-name="T7">The user is also responsible for import</text:span><text:span text:style-name="T7">ing </text:span><text:span text:style-name="T7">(</text:span><text:span text:style-name="T7">from that package</text:span><text:span text:style-name="T7">)</text:span><text:span text:style-name="T7"> the class</text:span><text:span text:style-name="T7">es</text:span><text:span text:style-name="T7"> he wants </text:span><text:span text:style-name="T7">to use </text:span><text:span text:style-name="T7">with </text:span><text:span text:style-name="T6">jimport. </text:span><text:span text:style-name="T6"><text:s/></text:span></text:p>
        <text:p text:style-name="P11"/>
        <text:p text:style-name="P10"><text:span text:style-name="T6">- ilib_build_jar </text:span>relies on <text:span text:style-name="T6">jcompile, </text:span>as this command has no parameter to set the compiler flags, it not possible to set the compilation options in <text:span text:style-name="T6">ilib_build_jar</text:span>.</text:p>
        <text:p text:style-name="P10"/>
        <text:p text:style-name="P10">- If the package to be compiled has any dependencies, that dependencies must first be compiled, and declared with the <text:span text:style-name="T6">javaclasspath</text:span><text:span text:style-name="T7"> command.</text:span></text:p>
        <text:p text:style-name="P15"/>
        <text:p text:style-name="P16">Remarks:</text:p>
        <text:p text:style-name="P14"><text:span text:style-name="T7">- </text:span><text:span text:style-name="T6">ilib_build_jar</text:span><text:span text:style-name="T7"> needs Java, so it cannot be used in </text:span><text:span text:style-name="T6">nwni</text:span><text:span text:style-name="T7"> mode, an error is returned i</text:span><text:span text:style-name="T7">n that case</text:span><text:span text:style-name="T7">.</text:span></text:p>
        <text:p text:style-name="P14"><text:span text:style-name="T7">- </text:span><text:span text:style-name="T6">ilib_verbose</text:span><text:span text:style-name="T7"> appli</text:span><text:span text:style-name="T7">es </text:span><text:span text:style-name="T7">also for </text:span><text:span text:style-name="T6">ilib_build_jar</text:span><text:span text:style-name="T7">. </text:span><text:span text:style-name="T7">In verbose mode, compilation errors are returned, the Java </text:span><text:span text:style-name="T7">source files and manifest </text:span><text:span text:style-name="T7">files are listed, etc...</text:span></text:p>
        <text:p text:style-name="P27">- if it already exists, the destination JAR file is overwritten.</text:p>
        <text:p text:style-name="P10"/>
        <text:p text:style-name="P9">Calling Sequence</text:p>
        <text:p text:style-name="P17"/>
        <text:p text:style-name="P20">ilib_build_jar(jarFilePath, filePaths[, manifestFilePath])</text:p>
        <text:p text:style-name="P17"/>
        <text:p text:style-name="P17">Where:</text:p>
        <text:p text:style-name="P17">- jarFilePath (string): is the Java package (JAR file) destination file path.</text:p>
        <text:p text:style-name="P17">- filePaths (row/column string matrix): contains the paths of files/directories to include in the JAR.</text:p>
        <text:p text:style-name="P17">- manifestFilePath (string, optional): is the file path of the manifest data to include in JAR.</text:p>
        <text:p text:style-name="P8">Example Usage</text:p>
        <text:p text:style-name="P25"/>
        <text:p text:style-name="P19">- A common case is to create a Java toolbox. <text:line-break/>Let's say we have a toolbox (located in <text:span text:style-name="T6">toolboxdir</text:span>), and in the <text:span text:style-name="T6">src/java</text:span> directory of that toolbox, a package <text:span text:style-name="T6">mypackage</text:span> to build (official package name is <text:span text:style-name="T6">org.company.software.mypackage</text:span>):</text:p>
        <text:p text:style-name="P23"/>
        <text:p text:style-name="P21"><text:span text:style-name="T11">M</text:span><text:span text:style-name="T11">yPackage</text:span></text:p>
        <text:p text:style-name="P21"><text:span text:style-name="T11"><text:s text:c="4"/></text:span><text:span text:style-name="T16">└</text:span><text:span text:style-name="T11"> org </text:span></text:p>
        <text:p text:style-name="P21"><text:span text:style-name="T11"><text:tab/> <text:s text:c="3"/></text:span><text:span text:style-name="T16">└</text:span><text:span text:style-name="T9"><text:tab/></text:span><text:span text:style-name="T11">company</text:span></text:p>
        <text:p text:style-name="P21"><text:span text:style-name="T11"><text:tab/><text:tab/> <text:s text:c="3"/></text:span><text:span text:style-name="T16">└</text:span><text:span text:style-name="T9"> </text:span><text:span text:style-name="T11">software</text:span></text:p>
        <text:p text:style-name="P21"><text:span text:style-name="T11"><text:tab/><text:tab/><text:tab/> <text:s text:c="3"/></text:span><text:span text:style-name="T16">└</text:span><text:span text:style-name="T9"> </text:span><text:span text:style-name="T11">mypackage<text:tab/></text:span></text:p>
        <text:p text:style-name="P23"><text:tab/><text:tab/><text:tab/><text:tab/> <text:s text:c="3"/><text:span text:style-name="T16">└</text:span><text:span text:style-name="T9"> </text:span>META-INF</text:p>
        <text:p text:style-name="P23"><text:s text:c="10"/><text:tab/><text:tab/><text:tab/><text:span text:style-name="T9"><text:tab/><text:tab/></text:span>MANIFEST.MF</text:p>
        <text:p text:style-name="P23"><text:tab/><text:tab/><text:tab/><text:tab/><text:tab/>MyClass1.java</text:p>
        <text:p text:style-name="P23"><text:soft-page-break/><text:tab/><text:tab/><text:tab/><text:tab/><text:tab/>MyClass2.java</text:p>
        <text:p text:style-name="P23"><text:tab/><text:tab/><text:tab/><text:tab/> <text:s text:c="3"/><text:span text:style-name="T16">└</text:span><text:span text:style-name="T9"> </text:span>Folder</text:p>
        <text:p text:style-name="P23"><text:tab/><text:tab/><text:tab/><text:tab/><text:tab/><text:tab/>MyClass3.java</text:p>
        <text:p text:style-name="P23"><text:tab/><text:tab/><text:tab/><text:tab/><text:tab/></text:p>
        <text:p text:style-name="P7"><text:span text:style-name="T3">The command</text:span><text:span text:style-name="T3">:</text:span></text:p>
        <text:p text:style-name="P22">--&gt;ilib_build_jar(toolboxdir + "<text:span text:style-name="T15">/jar/</text:span><text:span text:style-name="T15">org.company.software.mypackage.</text:span><text:span text:style-name="T15">jar</text:span>"<text:span text:style-name="T14"> </text:span>, toolboxdir + "src/java/MyPackage")</text:p>
        <text:p text:style-name="P22"/>
        <text:p text:style-name="P21"/>
        <text:p text:style-name="P24"><text:span text:style-name="T4">builds</text:span><text:span text:style-name="T4"> </text:span><text:span text:style-name="T4">the package </text:span><text:span text:style-name="T5">org.company.software.mypackage </text:span><text:span text:style-name="T4">in the toolbox </text:span><text:span text:style-name="T5">jar</text:span><text:span text:style-name="T4"> directory:</text:span></text:p>
        <text:p text:style-name="P18"/>
        <text:p text:style-name="P21"><text:span text:style-name="T15">org.company.software.mypackage.</text:span><text:span text:style-name="T15">jar</text:span></text:p>
        <text:p text:style-name="P21"><text:span text:style-name="T11"><text:s text:c="4"/></text:span><text:span text:style-name="T16">└</text:span><text:span text:style-name="T11"> org</text:span></text:p>
        <text:p text:style-name="P21"><text:span text:style-name="T11"><text:tab/> <text:s text:c="3"/></text:span><text:span text:style-name="T16">└</text:span><text:span text:style-name="T9"><text:tab/></text:span><text:span text:style-name="T11">company</text:span></text:p>
        <text:p text:style-name="P21"><text:span text:style-name="T11"><text:tab/><text:tab/> <text:s text:c="3"/></text:span><text:span text:style-name="T16">└</text:span><text:span text:style-name="T9"> </text:span><text:span text:style-name="T11">software</text:span></text:p>
        <text:p text:style-name="P21"><text:span text:style-name="T11"><text:tab/><text:tab/><text:tab/> <text:s text:c="3"/></text:span><text:span text:style-name="T16">└</text:span><text:span text:style-name="T9"> </text:span><text:span text:style-name="T11">mypackage<text:tab/></text:span></text:p>
        <text:p text:style-name="P23"><text:tab/><text:tab/><text:tab/><text:tab/> <text:s text:c="3"/><text:span text:style-name="T16">└</text:span><text:span text:style-name="T9"> </text:span>META-INF</text:p>
        <text:p text:style-name="P23"><text:s text:c="10"/><text:tab/><text:tab/><text:tab/><text:span text:style-name="T9"><text:tab/><text:tab/></text:span>MANIFEST.MF</text:p>
        <text:p text:style-name="P23"><text:tab/><text:tab/><text:tab/><text:tab/><text:tab/>MyClass1.class</text:p>
        <text:p text:style-name="P23"><text:tab/><text:tab/><text:tab/><text:tab/><text:tab/>MyClass2.class</text:p>
        <text:p text:style-name="P23"><text:tab/><text:tab/><text:tab/><text:tab/> <text:s text:c="3"/><text:span text:style-name="T16">└</text:span><text:span text:style-name="T9"> </text:span>Folder</text:p>
        <text:p text:style-name="P23"><text:span text:style-name="T13"><text:tab/><text:tab/><text:tab/><text:tab/><text:tab/><text:tab/></text:span><text:span text:style-name="T15">MyClass</text:span><text:span text:style-name="T15">3</text:span><text:span text:style-name="T15">.</text:span><text:span text:style-name="T15">class</text:span></text:p>
        <text:p text:style-name="P7">Changelog</text:p>
        <text:list xml:id="list522475680" text:style-name="L1">
          <text:list-item>
            <text:p text:style-name="P26">– Initial Revision</text:p>
          </text:list-item>
        </text:list>
        <text:p text:style-name="P7">Copyright</text:p>
        <text:p text:style-name="P3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List_20_Contents" style:display-name="List Contents" style:family="paragraph" style:parent-style-name="Normal" style:class="html">
      <style:paragraph-properties fo:margin="100%" fo:margin-left="0.3937in" fo:margin-right="0in" fo:margin-top="0in" fo:margin-bottom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in" fo:margin-bottom="0in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Source_20_Text_5f_text_5f_text_5f_text_5f_text_5f_text_5f_text_5f_text" style:display-name="Source Text_text_text_text_text_text_text_text" style:family="text">
      <style:text-properties style:font-name="Courier New"/>
    </style:style>
    <style:style style:name="Internet_20_link_5f_text_5f_text" style:display-name="Internet link_text_text" style:family="text">
      <style:text-properties fo:color="#000080" style:text-underline-style="solid" style:text-underline-width="auto" style:text-underline-color="font-color"/>
    </style:style>
    <style:style style:name="Teletype_5f_text_5f_text" style:display-name="Teletype_text_text" style:family="text">
      <style:text-properties style:font-name="DejaVu Sans Mono"/>
    </style:style>
    <style:style style:name="Bullet_20_Symbols_5f_text_5f_text_5f_text_5f_text_5f_text_5f_text_5f_text" style:display-name="Bullet Symbols_text_text_text_text_text_text_text" style:family="text">
      <style:text-properties style:font-name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" style:display-name="Teletype_text_text_text_text_text_text_text_text_text_text_text_text" style:family="text">
      <style:text-properties style:font-name="DejaVu Sans Mono"/>
    </style:style>
    <style:style style:name="Bullet_20_Symbols_5f_text_5f_text" style:display-name="Bullet Symbols_text_text" style:family="text">
      <style:text-properties style:font-name="StarSymbol" fo:font-size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ierre MARECHAL</meta:initial-creator>
    <meta:creation-date>2008-07-09T13:39:08</meta:creation-date>
    <dc:date>2013-10-29T10:36:43</dc:date>
    <meta:editing-duration>PT8H55M44S</meta:editing-duration>
    <meta:editing-cycles>86</meta:editing-cycles>
    <dc:creator>Simon </dc:creator>
    <meta:document-statistic meta:table-count="0" meta:image-count="0" meta:object-count="0" meta:page-count="3" meta:paragraph-count="76" meta:word-count="786" meta:character-count="5237" meta:non-whitespace-character-count="4386"/>
  </office:meta>
</office:document-meta>
</file>